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6.501cm" table:align="margins" fo:keep-with-next="auto" style:may-break-between-rows="true"/>
    </style:style>
    <style:style style:name="listeRentes.A" style:family="table-column">
      <style:table-column-properties style:column-width="4.923cm" style:rel-column-width="19551*"/>
    </style:style>
    <style:style style:name="listeRentes.B" style:family="table-column">
      <style:table-column-properties style:column-width="8.453cm" style:rel-column-width="33573*"/>
    </style:style>
    <style:style style:name="listeRentes.C" style:family="table-column">
      <style:table-column-properties style:column-width="1.007cm" style:rel-column-width="3998*"/>
    </style:style>
    <style:style style:name="listeRentes.D" style:family="table-column">
      <style:table-column-properties style:column-width="2.118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6.501cm" table:align="margins" fo:keep-with-next="always" style:may-break-between-rows="false"/>
    </style:style>
    <style:style style:name="versement.A" style:family="table-column">
      <style:table-column-properties style:column-width="2.133cm" style:rel-column-width="8466*"/>
    </style:style>
    <style:style style:name="versement.B" style:family="table-column">
      <style:table-column-properties style:column-width="7.011cm" style:rel-column-width="27847*"/>
    </style:style>
    <style:style style:name="versement.C" style:family="table-column">
      <style:table-column-properties style:column-width="7.357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6.503cm" fo:margin-left="0cm" fo:margin-right="-0.002cm" table:align="margins"/>
    </style:style>
    <style:style style:name="titulaire.A" style:family="table-column">
      <style:table-column-properties style:column-width="2.127cm" style:rel-column-width="8445*"/>
    </style:style>
    <style:style style:name="titulaire.B" style:family="table-column">
      <style:table-column-properties style:column-width="7.008cm" style:rel-column-width="27830*"/>
    </style:style>
    <style:style style:name="titulaire.C" style:family="table-column">
      <style:table-column-properties style:column-width="7.368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6.5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3.411cm" style:rel-column-width="53210*"/>
    </style:style>
    <style:style style:name="baseCalcul.B" style:family="table-column">
      <style:table-column-properties style:column-width="1.009cm" style:rel-column-width="4001*"/>
    </style:style>
    <style:style style:name="baseCalcul.C" style:family="table-column">
      <style:table-column-properties style:column-width="2.097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6.999cm" table:align="margins" fo:keep-with-next="always" style:may-break-between-rows="false"/>
    </style:style>
    <style:style style:name="decompte.A" style:family="table-column">
      <style:table-column-properties style:column-width="8.07cm" style:rel-column-width="31111*"/>
    </style:style>
    <style:style style:name="decompte.B" style:family="table-column">
      <style:table-column-properties style:column-width="2.064cm" style:rel-column-width="7956*"/>
    </style:style>
    <style:style style:name="decompte.C" style:family="table-column">
      <style:table-column-properties style:column-width="0.291cm" style:rel-column-width="1122*"/>
    </style:style>
    <style:style style:name="decompte.D" style:family="table-column">
      <style:table-column-properties style:column-width="1.138cm" style:rel-column-width="4386*"/>
    </style:style>
    <style:style style:name="decompte.E" style:family="table-column">
      <style:table-column-properties style:column-width="1.773cm" style:rel-column-width="6834*"/>
    </style:style>
    <style:style style:name="decompte.F" style:family="table-column">
      <style:table-column-properties style:column-width="0.48cm" style:rel-column-width="1849*"/>
    </style:style>
    <style:style style:name="decompte.G" style:family="table-column">
      <style:table-column-properties style:column-width="1.037cm" style:rel-column-width="3998*"/>
    </style:style>
    <style:style style:name="decompte.H" style:family="table-column">
      <style:table-column-properties style:column-width="2.147cm" style:rel-column-width="8279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.097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6.999cm" table:align="margins" fo:keep-with-next="always"/>
    </style:style>
    <style:style style:name="Table1.A" style:family="table-column">
      <style:table-column-properties style:column-width="7.011cm" style:rel-column-width="27031*"/>
    </style:style>
    <style:style style:name="Table1.B" style:family="table-column">
      <style:table-column-properties style:column-width="9.987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6.999cm" table:align="margins" fo:keep-with-next="always" style:may-break-between-rows="false"/>
    </style:style>
    <style:style style:name="annexesCopies.A" style:family="table-column">
      <style:table-column-properties style:column-width="1.693cm" style:rel-column-width="6528*"/>
    </style:style>
    <style:style style:name="annexesCopies.B" style:family="table-column">
      <style:table-column-properties style:column-width="0.37cm" style:rel-column-width="1428*"/>
    </style:style>
    <style:style style:name="annexesCopies.C" style:family="table-column">
      <style:table-column-properties style:column-width="14.935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Gill Sans MT_CCJU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Gill Sans MT_CCJU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join-border="false">
        <style:tab-stops>
          <style:tab-stop style:position="2.196cm"/>
          <style:tab-stop style:position="7.068cm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 fo:keep-with-next="auto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 fo:keep-with-next="auto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Gill Sans MT_CCJU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21" style:family="paragraph" style:parent-style-name="Standard">
      <style:paragraph-properties fo:text-align="end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 fo:keep-together="always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Gill Sans MT_CCJU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29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1pt" style:font-size-asian="11pt" style:font-size-complex="11pt"/>
    </style:style>
    <style:style style:name="P30" style:family="paragraph" style:parent-style-name="Table_20_Contents">
      <style:paragraph-properties fo:text-align="end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31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Gill Sans MT_CCJU" fo:font-size="11pt" style:font-size-asian="11pt" style:font-size-complex="11pt"/>
    </style:style>
    <style:style style:name="P32" style:family="paragraph" style:parent-style-name="Table_20_Contents">
      <style:paragraph-properties fo:text-align="justify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33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0pt" style:font-size-asian="10pt" style:font-size-complex="10pt"/>
    </style:style>
    <style:style style:name="P35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P37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Gill Sans MT_CCJU" fo:font-size="11pt" style:font-size-asian="11pt" style:font-size-complex="11pt"/>
    </style:style>
    <style:style style:name="P38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39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40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Gill Sans MT_CCJU" fo:font-size="11pt" style:font-size-asian="11pt" style:font-size-complex="11pt"/>
    </style:style>
    <style:style style:name="P41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Gill Sans MT_CCJU" fo:font-size="11pt" style:font-size-asian="11pt" style:font-size-complex="11pt"/>
    </style:style>
    <style:style style:name="P42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43" style:family="paragraph" style:parent-style-name="Standard" style:master-page-name="First_20_Page">
      <style:paragraph-properties fo:text-align="justify" style:justify-single-word="false" style:page-number="auto"/>
      <style:text-properties style:font-name="Gill Sans MT_CCJU" fo:font-size="11pt" style:font-size-asian="11pt" style:font-size-complex="11pt"/>
    </style:style>
    <style:style style:name="P44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5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6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5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6" style:family="text">
      <style:text-properties style:font-name-asian="Arial2" style:font-name-complex="Arial2"/>
    </style:style>
    <style:style style:name="T7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%#include enTetesDecision#%</text:p>
      <text:p text:style-name="P5">%=TEXTE_NSS=% %=nssTiersBeneficiaire=%<text:tab/></text:p>
      <text:p text:style-name="P4"/>
      <text:p text:style-name="P4"/>
      <text:p text:style-name="P6">%=DECISION_DU=% %=dateImpression=%<text:tab/></text:p>
      <text:p text:style-name="P8">%=TEXTE_ANNULE_REMPLACE=%</text:p>
      <text:p text:style-name="P8"/>
      <text:p text:style-name="P8">%=titreTiers=%</text:p>
      <text:p text:style-name="P8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38"><text:span text:style-name="T2">%{HEADER_ROWS:0}%</text:span>%{enTeteRA}%#4#%=texteDebutRentes=%</text:p>
          </table:table-cell>
          <table:table-cell table:style-name="listeRentes.A1" office:value-type="string">
            <text:p text:style-name="P38"/>
          </table:table-cell>
          <table:table-cell table:style-name="listeRentes.A1" office:value-type="string">
            <text:p text:style-name="P20"/>
          </table:table-cell>
          <table:table-cell table:style-name="listeRentes.A1" office:value-type="string">
            <text:p text:style-name="P21"/>
          </table:table-cell>
        </table:table-row>
        <table:table-row table:style-name="listeRentes.1">
          <table:table-cell table:style-name="listeRentes.A1" office:value-type="string">
            <text:p text:style-name="P38">%{ligneRemarque}%#4#%=valeurRemarque=%</text:p>
          </table:table-cell>
          <table:table-cell table:style-name="listeRentes.A1" office:value-type="string">
            <text:p text:style-name="P38"/>
          </table:table-cell>
          <table:table-cell table:style-name="listeRentes.A1" office:value-type="string">
            <text:p text:style-name="P20"/>
          </table:table-cell>
          <table:table-cell table:style-name="listeRentes.A1" office:value-type="string">
            <text:p text:style-name="P21"/>
          </table:table-cell>
        </table:table-row>
        <table:table-row table:style-name="listeRentes.1">
          <table:table-cell table:style-name="listeRentes.A1" office:value-type="string">
            <text:p text:style-name="P38">%{ligneDonnees}%%=nssAssure=%</text:p>
          </table:table-cell>
          <table:table-cell table:style-name="listeRentes.A1" office:value-type="string">
            <text:p text:style-name="P38">%{ligneDonnees}%%=detailAssure=%</text:p>
          </table:table-cell>
          <table:table-cell table:style-name="listeRentes.A1" office:value-type="string">
            <text:p text:style-name="P20"/>
          </table:table-cell>
          <table:table-cell table:style-name="listeRentes.A1" office:value-type="string">
            <text:p text:style-name="P21"/>
          </table:table-cell>
        </table:table-row>
        <table:table-row table:style-name="listeRentes.1">
          <table:table-cell table:style-name="listeRentes.A1" office:value-type="string">
            <text:p text:style-name="P38">%{ligneGenreRente}%%=dateNaissance=%</text:p>
          </table:table-cell>
          <table:table-cell table:style-name="listeRentes.A1" office:value-type="string">
            <text:p text:style-name="P38">%{ligneGenreRente}%%=genreRente=%</text:p>
          </table:table-cell>
          <table:table-cell table:style-name="listeRentes.A1" office:value-type="string">
            <text:p text:style-name="P38">%=CHF=%</text:p>
          </table:table-cell>
          <table:table-cell table:style-name="listeRentes.A1" office:value-type="string">
            <text:p text:style-name="P39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38">%{ligneTotal}%%=VIDE=%</text:p>
          </table:table-cell>
          <table:table-cell table:style-name="listeRentes.A1" office:value-type="string">
            <text:p text:style-name="P38">%{ligneTotal}%%=TEXTE_TOTAL=%</text:p>
          </table:table-cell>
          <table:table-cell table:style-name="listeRentes.C5" office:value-type="string">
            <text:p text:style-name="P38">%=CHF=%</text:p>
          </table:table-cell>
          <table:table-cell table:style-name="listeRentes.C5" office:value-type="string">
            <text:p text:style-name="P39">%{ligneTotal}%%=montantTotal=%</text:p>
          </table:table-cell>
        </table:table-row>
      </table:table>
      <text:p text:style-name="P12"/>
      <text:p text:style-name="P17">%=remLineWhenBlank(TITRE_VERSEMENT, 1)=%</text:p>
      <text:p text:style-name="P35"/>
      <text:p text:style-name="P35">%=remLineWhenBlank(TEXTE_VERSEMENT, 1)=%</text:p>
      <text:p text:style-name="P35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37"><text:span text:style-name="T2">%{HEADER_ROWS:0}%</text:span><text:span text:style-name="T4">%{RM_IF_NO_DATA:true}</text:span><text:span text:style-name="T5">%</text:span>%{par}%%=TEXTE_PAR=%</text:p>
          </table:table-cell>
          <table:table-cell table:style-name="versement.A1" office:value-type="string">
            <text:p text:style-name="P37">%{par}%%=caisseAdr=%</text:p>
          </table:table-cell>
          <table:table-cell table:style-name="versement.A1" office:value-type="string">
            <text:p text:style-name="P37"/>
            <text:p text:style-name="P37"/>
          </table:table-cell>
        </table:table-row>
        <table:table-row table:style-name="versement.1">
          <table:table-cell table:style-name="versement.A1" office:value-type="string">
            <text:p text:style-name="P37">%{a}%%=TEXTE_A=%</text:p>
          </table:table-cell>
          <table:table-cell table:style-name="versement.A1" office:value-type="string">
            <text:p text:style-name="P37">%{a}%%=nomBanque=%</text:p>
          </table:table-cell>
          <table:table-cell table:style-name="versement.A1" office:value-type="string">
            <text:p text:style-name="P37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7">%{HEADER_ROWS:0}%<text:span text:style-name="T6">%{RM_IF_NO_DATA:true}</text:span>%%{tit}%</text:p>
          </table:table-cell>
          <table:table-cell table:style-name="titulaire.A1" office:value-type="string">
            <text:p text:style-name="P37"><text:span text:style-name="T5">%{tit}%</text:span><text:span text:style-name="T1">%=</text:span>TEXTE_TITULAIRE=%</text:p>
          </table:table-cell>
          <table:table-cell table:style-name="titulaire.A1" office:value-type="string">
            <text:p text:style-name="P37"><text:span text:style-name="T5">%{tit}%</text:span>%=valeurTitulaire=%</text:p>
          </table:table-cell>
        </table:table-row>
      </table:table>
      <text:p text:style-name="P13">%=remLineWhenBlank(isTitulaire)=%</text:p>
      <text:p text:style-name="P14">%=remLineWhenBlank(TITRE_BASE_CALCUL, 1)=%</text:p>
      <text:p text:style-name="P23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29598241" text:style-name="L1">
              <text:list-item>
                <text:p text:style-name="P42"><text:span text:style-name="T2">%{HEADER_ROWS:0}%</text:span><text:span text:style-name="T4">%{RM_IF_NO_DATA:true,1}</text:span><text:span text:style-name="T5">%</text:span>%{bc}%%=baseCalculLigne=%</text:p>
              </text:list-item>
            </text:list>
          </table:table-cell>
          <table:table-cell table:style-name="baseCalcul.A1" office:value-type="string">
            <text:p text:style-name="P28">%=CHF=%</text:p>
          </table:table-cell>
          <table:table-cell table:style-name="baseCalcul.A1" office:value-type="string">
            <text:p text:style-name="P30">%=montantValeur=%</text:p>
          </table:table-cell>
        </table:table-row>
      </table:table>
      <text:p text:style-name="P18"/>
      <text:p text:style-name="P15"><text:soft-page-break/>%=remLineWhenBlank(TITRE_DECOMPTE, 1)=%</text:p>
      <text:p text:style-name="P24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F"/>
        <table:table-column table:style-name="decompte.G"/>
        <table:table-column table:style-name="decompte.H"/>
        <table:table-row table:style-name="decompte.1">
          <table:table-cell table:style-name="decompte.A1" office:value-type="string">
            <text:p text:style-name="P29"><text:span text:style-name="T2">%{HEADER_ROWS:0}%</text:span><text:span text:style-name="T4">%{RM_IF_NO_DATA:true,1}</text:span><text:span text:style-name="T5">%</text:span>%{lignePeriode}%%=detailPeriode=%</text:p>
          </table:table-cell>
          <table:table-cell table:style-name="decompte.A1" office:value-type="string">
            <text:p text:style-name="P31">%{lignePeriode}%%=nbMois=%</text:p>
          </table:table-cell>
          <table:table-cell table:style-name="decompte.A1" office:value-type="string">
            <text:p text:style-name="P40"/>
          </table:table-cell>
          <table:table-cell table:style-name="decompte.A1" office:value-type="string">
            <text:p text:style-name="P31">%{lignePeriode}%%=CHF=%</text:p>
          </table:table-cell>
          <table:table-cell table:style-name="decompte.A1" office:value-type="string">
            <text:p text:style-name="P41">%{lignePeriode}%%=montantMensuel=%</text:p>
          </table:table-cell>
          <table:table-cell table:style-name="decompte.A1" office:value-type="string">
            <text:p text:style-name="P31"/>
          </table:table-cell>
          <table:table-cell table:style-name="decompte.A1" office:value-type="string">
            <text:p text:style-name="P29">%=CHF=%</text:p>
          </table:table-cell>
          <table:table-cell table:style-name="decompte.A1" office:value-type="string">
            <text:p text:style-name="P31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29">%{lignePreTotal}%#2#%=TEXTE_TOTAL=%</text:p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31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G2" office:value-type="string">
            <text:p text:style-name="P29">%=CHF=%</text:p>
          </table:table-cell>
          <table:table-cell table:style-name="decompte.G2" office:value-type="string">
            <text:p text:style-name="P31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29">%{ligneVide}%#4#%=VIDE=%</text:p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31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31"/>
          </table:table-cell>
        </table:table-row>
        <table:table-row table:style-name="decompte.1">
          <table:table-cell table:style-name="decompte.A1" office:value-type="string">
            <text:p text:style-name="P29">%{ligneSupp}%#2#%=detailDiminution=%</text:p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31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>%=CHF=%</text:p>
          </table:table-cell>
          <table:table-cell table:style-name="decompte.A1" office:value-type="string">
            <text:p text:style-name="P31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3"><text:span text:style-name="T1">%{ligneTotalFinal}%#2#</text:span>%=TEXTE_TOT_FINAL=%</text:p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31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G5" office:value-type="string">
            <text:p text:style-name="P29">%=CHF=%</text:p>
          </table:table-cell>
          <table:table-cell table:style-name="decompte.G5" office:value-type="string">
            <text:p text:style-name="P31">%{ligneTotalFinal}%%=montantTotalFinal=%</text:p>
          </table:table-cell>
        </table:table-row>
      </table:table>
      <text:p text:style-name="P19"/>
      <text:p text:style-name="P15">%=remLineWhenBlank(TITRE_REMARQUE,1)=%</text:p>
      <text:p text:style-name="P25"/>
      <text:p text:style-name="P24">%=remLineWhenBlank(TEXTE_REMARQUE_1,1)=%%=EMPTY=%<text:span text:style-name="T7">%=TEXTE_REMARQUE_4_INDICE=%</text:span> %=TEXTE_REMARQUE_3=%<text:span text:style-name="T7">%=TEXTE_REMARQUE_4_INDICE=%</text:span> %=TEXTE_REMARQUE_5=%</text:p>
      <text:p text:style-name="P10"/>
      <text:p text:style-name="P15">%=remLineWhenBlank(TITRE_INFORMATION,1)=%</text:p>
      <text:p text:style-name="P25"/>
      <text:p text:style-name="P24">%=remLineWhenBlank(TEXTE_INFORMATION,1)=%</text:p>
      <text:p text:style-name="P11"/>
      <text:p text:style-name="P15">%=remLineWhenBlank(TITRE_OBLIGATION_PAYER_COTISATIONS,1)=%</text:p>
      <text:p text:style-name="P25"/>
      <text:p text:style-name="P24">%=remLineWhenBlank(TEXTE_OBLIGATION_PAYER_COTISATIONS,1)=%</text:p>
      <text:p text:style-name="P11"/>
      <text:p text:style-name="P15">%=remLineWhenBlank(TITRE_MOYENS_DROIT,1)=%</text:p>
      <text:p text:style-name="P25"/>
      <text:p text:style-name="P24">%=remLineWhenBlank(TEXTE_MOYENS_DROIT,1)=%</text:p>
      <text:p text:style-name="P10"/>
      <text:p text:style-name="P15">%=remLineWhenBlank(TITRE_OBLIGATION_RENSEIGNER,1)=%</text:p>
      <text:p text:style-name="P24"/>
      <text:p text:style-name="P24">%=remLineWhenBlank(TEXTE_DEBUT_OBLIGATION_RENSEIGNER,1)=%</text:p>
      <text:p text:style-name="P11"/>
      <text:list xml:id="list29593966" text:style-name="L2">
        <text:list-item>
          <text:p text:style-name="P44">%=remLineWhenBlank(OBLIGATION_PAYER_1)=%</text:p>
        </text:list-item>
        <text:list-item>
          <text:p text:style-name="P44">%=remLineWhenBlank(OBLIGATION_PAYER_2)=%</text:p>
        </text:list-item>
        <text:list-item>
          <text:p text:style-name="P44">%=remLineWhenBlank(OBLIGATION_PAYER_3)=%</text:p>
        </text:list-item>
        <text:list-item>
          <text:p text:style-name="P44">%=remLineWhenBlank(OBLIGATION_PAYER_4)=%</text:p>
        </text:list-item>
        <text:list-item>
          <text:p text:style-name="P44">%=remLineWhenBlank(OBLIGATION_PAYER_5)=%</text:p>
        </text:list-item>
        <text:list-item>
          <text:p text:style-name="P45">%=remLineWhenBlank(OBLIGATION_PAYER_6)=%</text:p>
        </text:list-item>
        <text:list-item>
          <text:p text:style-name="P46"><text:soft-page-break/>%=remLineWhenBlank(OBLIGATION_PAYER_7,1)=%</text:p>
        </text:list-item>
      </text:list>
      <text:p text:style-name="P24"/>
      <text:p text:style-name="P16">%=TEXTE_SALUTATIONS=%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6">%=TEXTE_SIGNATURE=%</text:p>
          </table:table-cell>
        </table:table-row>
      </table:table>
      <text:p text:style-name="P22">%=pushToEnd()=%</text:p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34"><text:span text:style-name="T2">%{HEADER_ROWS:0}%</text:span><text:span text:style-name="T3">%=TITRE_ANNEXE_COPIE=%</text:span></text:p>
          </table:table-cell>
          <table:table-cell table:style-name="annexesCopies.A1" office:value-type="string">
            <text:p text:style-name="P34">:</text:p>
          </table:table-cell>
          <table:table-cell table:style-name="annexesCopies.A1" office:value-type="string">
            <text:p text:style-name="P34">%=VALEUR_ANNEXE_COPIE=%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Gill Sans MT_CCJU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Gill Sans MT_CCJU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0.529cm" fo:margin-bottom="0.806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94cm" fo:margin-bottom="0.674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9-10-03T09:38:12.18</dc:date>
    <meta:printed-by>Hervé Périat</meta:printed-by>
    <meta:print-date>2008-10-01T15:11:18</meta:print-date>
    <dc:language>en-US</dc:language>
    <meta:editing-cycles>210</meta:editing-cycles>
    <meta:editing-duration>P1DT56M27S</meta:editing-duration>
    <meta:document-statistic meta:table-count="7" meta:image-count="0" meta:object-count="0" meta:page-count="3" meta:paragraph-count="75" meta:word-count="96" meta:character-count="2591"/>
    <meta:user-defined meta:name="Info 1"/>
    <meta:user-defined meta:name="Info 2"/>
    <meta:user-defined meta:name="Info 3"/>
    <meta:user-defined meta:name="Info 4"/>
  </office:meta>
</office:document-meta>
</file>